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ba1ee" officeooo:paragraph-rsid="001ba1ee"/>
    </style:style>
    <style:style style:name="P2" style:family="paragraph" style:parent-style-name="Standard">
      <style:text-properties officeooo:rsid="001ba1ee" officeooo:paragraph-rsid="001d162d"/>
    </style:style>
    <style:style style:name="P3" style:family="paragraph" style:parent-style-name="Standard">
      <style:text-properties officeooo:rsid="001d162d" officeooo:paragraph-rsid="001d162d"/>
    </style:style>
    <style:style style:name="P4" style:family="paragraph" style:parent-style-name="Standard">
      <style:text-properties officeooo:rsid="001d2ec2" officeooo:paragraph-rsid="001d2ec2"/>
    </style:style>
    <style:style style:name="P5" style:family="paragraph" style:parent-style-name="Standard">
      <style:text-properties officeooo:rsid="001e975b" officeooo:paragraph-rsid="001e975b"/>
    </style:style>
    <style:style style:name="P6" style:family="paragraph">
      <style:paragraph-properties fo:text-align="center"/>
    </style:style>
    <style:style style:name="T1" style:family="text">
      <style:text-properties officeooo:rsid="001ba1ee"/>
    </style:style>
    <style:style style:name="T2" style:family="text">
      <style:text-properties officeooo:rsid="001d162d"/>
    </style:style>
    <style:style style:name="T3" style:family="text">
      <style:text-properties officeooo:rsid="001e975b"/>
    </style:style>
    <style:style style:name="T4" style:family="text">
      <style:text-properties officeooo:rsid="001edc07"/>
    </style:style>
    <style:style style:name="gr1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 3: </text:p>
      <text:p text:style-name="P3">1.</text:p>
      <text:p text:style-name="P1">EIGHTQUEENS:</text:p>
      <text:p text:style-name="P1"/>
      <text:p text:style-name="P1">E-1</text:p>
      <text:p text:style-name="P1">I-<text:span text:style-name="T2">2</text:span>, E-1</text:p>
      <text:p text:style-name="P1">G-3, I-<text:span text:style-name="T2">2</text:span>, E-1</text:p>
      <text:p text:style-name="P2">H-4, G-3, I-<text:span text:style-name="T2">2</text:span>, E-1</text:p>
      <text:p text:style-name="P2">T-5, H-4, G-3, I-<text:span text:style-name="T2">2</text:span>, E-1</text:p>
      <text:p text:style-name="P2">Q-6, T-5, H-4, G-3, I-<text:span text:style-name="T2">2</text:span>, E-1</text:p>
      <text:p text:style-name="P2">U-7, Q-6, T-5, H-4, G-3, I-<text:span text:style-name="T2">2</text:span>, E-1</text:p>
      <text:p text:style-name="P2">U-7, Q-6, T-5, H-4, G-3, I-<text:span text:style-name="T2">2</text:span>, E-<text:span text:style-name="T2">8</text:span></text:p>
      <text:p text:style-name="P2">U-7, Q-6, T-5, H-4, G-3, I-<text:span text:style-name="T2">2</text:span>, E-<text:span text:style-name="T2">9</text:span></text:p>
      <text:p text:style-name="P3">N-10, <text:span text:style-name="T1">U-7, Q-6, T-5, H-4, G-3, I-</text:span>2<text:span text:style-name="T1">, E-</text:span>9</text:p>
      <text:p text:style-name="P3">S-11, N-10, <text:span text:style-name="T1">U-7, Q-6, T-5, H-4, G-3, I-</text:span>2<text:span text:style-name="T1">, E-</text:span>9</text:p>
      <text:p text:style-name="P3"/>
      <text:p text:style-name="P3">2.</text:p>
      <text:p text:style-name="P4">I would use binary search for a symbol table implementation. <text:s/>For put operations, it will take half the time to do 10^3 in binary as it would in sequential for the average case, and equal for the worst case. <text:s/>For get operations, it will take less time for binary search to do lgN gets, and longer for sequential to do N/2 operations.</text:p>
      <text:p text:style-name="P4"/>
      <text:p text:style-name="P4">3.</text:p>
      <text:p text:style-name="P4">SYMBOLTABLE</text:p>
      <text:p text:style-name="P4"/>
      <text:p text:style-name="P4"><draw:line text:anchor-type="paragraph" draw:z-index="0" draw:style-name="gr1" draw:text-style-name="P6" svg:x1="2.1909in" svg:y1="0.0571in" svg:x2="1.2638in" svg:y2="0.4323in"><text:p/></draw:line><draw:line text:anchor-type="paragraph" draw:z-index="1" draw:style-name="gr1" draw:text-style-name="P6" svg:x1="2.7744in" svg:y1="0.0571in" svg:x2="3.9307in" svg:y2="0.4425in"><text:p/></draw:line><text:tab/><text:tab/><text:tab/> <text:s text:c="5"/><text:tab/><text:tab/><text:span text:style-name="T3">S-1</text:span></text:p>
      <text:p text:style-name="P4"/>
      <text:p text:style-name="P4"><draw:line text:anchor-type="paragraph" draw:z-index="2" draw:style-name="gr1" draw:text-style-name="P6" svg:x1="1.0035in" svg:y1="0.1839in" svg:x2="0.9201in" svg:y2="0.3713in"><text:p/></draw:line><text:tab/><text:tab/><text:span text:style-name="T3">M-3</text:span><text:tab/><text:tab/><text:tab/><text:tab/><text:tab/><text:tab/><text:span text:style-name="T3">Y-2</text:span></text:p>
      <text:p text:style-name="P4"><draw:line text:anchor-type="paragraph" draw:z-index="3" draw:style-name="gr1" draw:text-style-name="P6" svg:x1="1.2846in" svg:y1="0.0236in" svg:x2="1.9827in" svg:y2="0.2217in"><text:p/></draw:line><draw:line text:anchor-type="paragraph" draw:z-index="4" draw:style-name="gr1" draw:text-style-name="P6" svg:x1="3.9929in" svg:y1="0.0134in" svg:x2="3.5972in" svg:y2="0.2323in"><text:p/></draw:line></text:p>
      <text:p text:style-name="P5"><draw:line text:anchor-type="paragraph" draw:z-index="5" draw:style-name="gr1" draw:text-style-name="P6" svg:x1="0.8157in" svg:y1="0.1862in" svg:x2="0.1701in" svg:y2="0.4051in"><text:p/></draw:line> <text:s text:c="16"/>B-9<text:tab/><text:tab/><text:tab/>O-5<text:tab/><text:tab/><text:tab/>T-7</text:p>
      <text:p text:style-name="P5"><draw:line text:anchor-type="paragraph" draw:z-index="6" draw:style-name="gr1" draw:text-style-name="P6" svg:x1="0.9409in" svg:y1="0.0154in" svg:x2="1.0555in" svg:y2="0.2134in"><text:p/></draw:line></text:p>
      <text:p text:style-name="P5"><draw:line text:anchor-type="paragraph" draw:z-index="7" draw:style-name="gr1" draw:text-style-name="P6" svg:x1="1.139in" svg:y1="0.1362in" svg:x2="0.8055in" svg:y2="0.3965in"><text:p/></draw:line>A-8<text:tab/> <text:s text:c="10"/>L-10</text:p>
      <text:p text:style-name="P5"><text:tab/> <text:s text:c="4"/></text:p>
      <text:p text:style-name="P5"><text:s text:c="2"/><text:tab/> <text:s text:c="5"/>E-12</text:p>
      <text:p text:style-name="P5"/>
      <text:p text:style-name="P5">4.</text:p>
      <text:p text:style-name="P5">It depends. <text:s/></text:p>
      <text:p text:style-name="P5"/>
      <text:p text:style-name="P5">It would be difficult to not use recursion, because you would have to know the value associated with the key to do an iterative approach. <text:s/>This would likely be a very complex program, although I am sure it is possible. <text:s/></text:p>
      <text:p text:style-name="P5">To do this I would look at the key at value one, then continue looking to see if where a value is that is closest to the key. <text:s/><text:span text:style-name="T4">Not a very efficient algorithm, would require many compares. <text:s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13T19:59:30.406237541</meta:creation-date>
    <meta:generator>LibreOffice/4.2.8.2$Linux_X86_64 LibreOffice_project/420m0$Build-2</meta:generator>
    <dc:date>2016-03-13T21:02:53.897915741</dc:date>
    <meta:editing-duration>P0D</meta:editing-duration>
    <meta:editing-cycles>1</meta:editing-cycles>
    <meta:document-statistic meta:table-count="0" meta:image-count="0" meta:object-count="0" meta:page-count="1" meta:paragraph-count="28" meta:word-count="217" meta:character-count="1168" meta:non-whitespace-character-count="902"/>
  </office:meta>
</office:document-meta>
</file>